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m0=0,7572213</text:p>
          </table:table-cell>
          <table:table-cell office:value-type="string">
            <text:p>m1=0,6452931</text:p>
          </table:table-cell>
          <table:table-cell office:value-type="string">
            <text:p>m2=0,8266699</text:p>
          </table:table-cell>
          <table:table-cell table:number-columns-repeated="3"/>
          <table:table-cell office:value-type="float" office:value="0.2">
            <text:p>0,2</text:p>
          </table:table-cell>
          <table:table-cell/>
        </table:table-row>
        <table:table-row table:style-name="ro1">
          <table:table-cell office:value-type="string">
            <text:p>m0=0,6613145</text:p>
          </table:table-cell>
          <table:table-cell office:value-type="string">
            <text:p>m1=-0,5069057</text:p>
          </table:table-cell>
          <table:table-cell office:value-type="string">
            <text:p>m2=0,5982312</text:p>
          </table:table-cell>
          <table:table-cell table:number-columns-repeated="3"/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83329">
            <text:p>1,383329</text:p>
          </table:table-cell>
          <table:table-cell office:value-type="float" office:value="0.1020919">
            <text:p>0,1020919</text:p>
          </table:table-cell>
          <table:table-cell office:value-type="float" office:value="1.017343">
            <text:p>1,017343</text:p>
          </table:table-cell>
          <table:table-cell office:value-type="float" office:value="0.1412267">
            <text:p>0,1412267</text:p>
          </table:table-cell>
          <table:table-cell/>
          <table:table-cell office:value-type="string">
            <text:p>T = 0,7</text:p>
          </table:table-cell>
          <table:table-cell/>
        </table:table-row>
        <table:table-row table:style-name="ro2">
          <table:table-cell office:value-type="float" office:value="0.02">
            <text:p>0,02</text:p>
          </table:table-cell>
          <table:table-cell office:value-type="float" office:value="1.389464">
            <text:p>1,389464</text:p>
          </table:table-cell>
          <table:table-cell office:value-type="float" office:value="0.1016148">
            <text:p>0,1016148</text:p>
          </table:table-cell>
          <table:table-cell office:value-type="float" office:value="1.012915">
            <text:p>1,012915</text:p>
          </table:table-cell>
          <table:table-cell office:value-type="float" office:value="0.1411901">
            <text:p>0,1411901</text:p>
          </table:table-cell>
          <table:table-cell/>
          <table:table-cell office:value-type="string">
            <text:p>Kn = 1</text:p>
          </table:table-cell>
          <table:table-cell/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1.39492">
            <text:p>1,39492</text:p>
          </table:table-cell>
          <table:table-cell office:value-type="float" office:value="0.101194">
            <text:p>0,101194</text:p>
          </table:table-cell>
          <table:table-cell office:value-type="float" office:value="1.009008">
            <text:p>1,009008</text:p>
          </table:table-cell>
          <table:table-cell office:value-type="float" office:value="0.1411576">
            <text:p>0,1411576</text:p>
          </table:table-cell>
          <table:table-cell table:number-columns-repeated="3"/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1.399788">
            <text:p>1,399788</text:p>
          </table:table-cell>
          <table:table-cell office:value-type="float" office:value="0.1008217">
            <text:p>0,1008217</text:p>
          </table:table-cell>
          <table:table-cell office:value-type="float" office:value="1.005548">
            <text:p>1,005548</text:p>
          </table:table-cell>
          <table:table-cell office:value-type="float" office:value="0.141129">
            <text:p>0,141129</text:p>
          </table:table-cell>
          <table:table-cell table:number-columns-repeated="3"/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1.404146">
            <text:p>1,404146</text:p>
          </table:table-cell>
          <table:table-cell office:value-type="float" office:value="0.1004905">
            <text:p>0,1004905</text:p>
          </table:table-cell>
          <table:table-cell office:value-type="float" office:value="1.002469">
            <text:p>1,002469</text:p>
          </table:table-cell>
          <table:table-cell office:value-type="float" office:value="0.1411033">
            <text:p>0,1411033</text:p>
          </table:table-cell>
          <table:table-cell table:number-columns-repeated="3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.40806">
            <text:p>1,40806</text:p>
          </table:table-cell>
          <table:table-cell office:value-type="float" office:value="0.1001949">
            <text:p>0,1001949</text:p>
          </table:table-cell>
          <table:table-cell office:value-type="float" office:value="0.9997213">
            <text:p>0,9997213</text:p>
          </table:table-cell>
          <table:table-cell office:value-type="float" office:value="0.1410804">
            <text:p>0,1410804</text:p>
          </table:table-cell>
          <table:table-cell table:number-columns-repeated="3"/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1.411585">
            <text:p>1,411585</text:p>
          </table:table-cell>
          <table:table-cell office:value-type="float" office:value="0.09993015">
            <text:p>0,09993015</text:p>
          </table:table-cell>
          <table:table-cell office:value-type="float" office:value="0.9972584">
            <text:p>0,9972584</text:p>
          </table:table-cell>
          <table:table-cell office:value-type="float" office:value="0.1410599">
            <text:p>0,1410599</text:p>
          </table:table-cell>
          <table:table-cell table:number-columns-repeated="3"/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1.414771">
            <text:p>1,414771</text:p>
          </table:table-cell>
          <table:table-cell office:value-type="float" office:value="0.09969205">
            <text:p>0,09969205</text:p>
          </table:table-cell>
          <table:table-cell office:value-type="float" office:value="0.9950436">
            <text:p>0,9950436</text:p>
          </table:table-cell>
          <table:table-cell office:value-type="float" office:value="0.1410414">
            <text:p>0,1410414</text:p>
          </table:table-cell>
          <table:table-cell table:number-columns-repeated="3"/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1.417659">
            <text:p>1,417659</text:p>
          </table:table-cell>
          <table:table-cell office:value-type="float" office:value="0.0994771">
            <text:p>0,0994771</text:p>
          </table:table-cell>
          <table:table-cell office:value-type="float" office:value="0.9930437">
            <text:p>0,9930437</text:p>
          </table:table-cell>
          <table:table-cell office:value-type="float" office:value="0.1410246">
            <text:p>0,1410246</text:p>
          </table:table-cell>
          <table:table-cell table:number-columns-repeated="3"/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1.420283">
            <text:p>1,420283</text:p>
          </table:table-cell>
          <table:table-cell office:value-type="float" office:value="0.09928261">
            <text:p>0,09928261</text:p>
          </table:table-cell>
          <table:table-cell office:value-type="float" office:value="0.9912336">
            <text:p>0,9912336</text:p>
          </table:table-cell>
          <table:table-cell office:value-type="float" office:value="0.1410094">
            <text:p>0,1410094</text:p>
          </table:table-cell>
          <table:table-cell table:number-columns-repeated="3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.422672">
            <text:p>1,422672</text:p>
          </table:table-cell>
          <table:table-cell office:value-type="float" office:value="0.09910598">
            <text:p>0,09910598</text:p>
          </table:table-cell>
          <table:table-cell office:value-type="float" office:value="0.9895911">
            <text:p>0,9895911</text:p>
          </table:table-cell>
          <table:table-cell office:value-type="float" office:value="0.1409953">
            <text:p>0,1409953</text:p>
          </table:table-cell>
          <table:table-cell table:number-columns-repeated="2"/>
          <table:table-cell office:value-type="float" office:value="0.09910598">
            <text:p>0,09910598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1.424855">
            <text:p>1,424855</text:p>
          </table:table-cell>
          <table:table-cell office:value-type="float" office:value="0.0989451">
            <text:p>0,0989451</text:p>
          </table:table-cell>
          <table:table-cell office:value-type="float" office:value="0.988095">
            <text:p>0,988095</text:p>
          </table:table-cell>
          <table:table-cell office:value-type="float" office:value="0.1409824">
            <text:p>0,1409824</text:p>
          </table:table-cell>
          <table:table-cell table:number-columns-repeated="2"/>
          <table:table-cell office:value-type="float" office:value="0.09770012">
            <text:p>0,09770012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1.426853">
            <text:p>1,426853</text:p>
          </table:table-cell>
          <table:table-cell office:value-type="float" office:value="0.09879802">
            <text:p>0,09879802</text:p>
          </table:table-cell>
          <table:table-cell office:value-type="float" office:value="0.9867296">
            <text:p>0,9867296</text:p>
          </table:table-cell>
          <table:table-cell office:value-type="float" office:value="0.1409703">
            <text:p>0,1409703</text:p>
          </table:table-cell>
          <table:table-cell table:number-columns-repeated="3"/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1.428685">
            <text:p>1,428685</text:p>
          </table:table-cell>
          <table:table-cell office:value-type="float" office:value="0.09866348">
            <text:p>0,09866348</text:p>
          </table:table-cell>
          <table:table-cell office:value-type="float" office:value="0.9854807">
            <text:p>0,9854807</text:p>
          </table:table-cell>
          <table:table-cell office:value-type="float" office:value="0.140959">
            <text:p>0,140959</text:p>
          </table:table-cell>
          <table:table-cell table:number-columns-repeated="3"/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1.430367">
            <text:p>1,430367</text:p>
          </table:table-cell>
          <table:table-cell office:value-type="float" office:value="0.09854008">
            <text:p>0,09854008</text:p>
          </table:table-cell>
          <table:table-cell office:value-type="float" office:value="0.9843374">
            <text:p>0,9843374</text:p>
          </table:table-cell>
          <table:table-cell office:value-type="float" office:value="0.1409485">
            <text:p>0,1409485</text:p>
          </table:table-cell>
          <table:table-cell table:number-columns-repeated="3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.431912">
            <text:p>1,431912</text:p>
          </table:table-cell>
          <table:table-cell office:value-type="float" office:value="0.09842683">
            <text:p>0,09842683</text:p>
          </table:table-cell>
          <table:table-cell office:value-type="float" office:value="0.9832888">
            <text:p>0,9832888</text:p>
          </table:table-cell>
          <table:table-cell office:value-type="float" office:value="0.1409386">
            <text:p>0,1409386</text:p>
          </table:table-cell>
          <table:table-cell table:number-columns-repeated="3"/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1.433333">
            <text:p>1,433333</text:p>
          </table:table-cell>
          <table:table-cell office:value-type="float" office:value="0.09832275">
            <text:p>0,09832275</text:p>
          </table:table-cell>
          <table:table-cell office:value-type="float" office:value="0.9823272">
            <text:p>0,9823272</text:p>
          </table:table-cell>
          <table:table-cell office:value-type="float" office:value="0.1409292">
            <text:p>0,1409292</text:p>
          </table:table-cell>
          <table:table-cell table:number-columns-repeated="3"/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1.43464">
            <text:p>1,43464</text:p>
          </table:table-cell>
          <table:table-cell office:value-type="float" office:value="0.09822697">
            <text:p>0,09822697</text:p>
          </table:table-cell>
          <table:table-cell office:value-type="float" office:value="0.9814441">
            <text:p>0,9814441</text:p>
          </table:table-cell>
          <table:table-cell office:value-type="float" office:value="0.1409203">
            <text:p>0,1409203</text:p>
          </table:table-cell>
          <table:table-cell table:number-columns-repeated="3"/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1.435839">
            <text:p>1,435839</text:p>
          </table:table-cell>
          <table:table-cell office:value-type="float" office:value="0.09813889">
            <text:p>0,09813889</text:p>
          </table:table-cell>
          <table:table-cell office:value-type="float" office:value="0.9806348">
            <text:p>0,9806348</text:p>
          </table:table-cell>
          <table:table-cell office:value-type="float" office:value="0.1409117">
            <text:p>0,1409117</text:p>
          </table:table-cell>
          <table:table-cell table:number-columns-repeated="3"/>
        </table:table-row>
        <table:table-row table:style-name="ro1">
          <table:table-cell office:value-type="float" office:value="0.38">
            <text:p>0,38</text:p>
          </table:table-cell>
          <table:table-cell office:value-type="float" office:value="1.43694">
            <text:p>1,43694</text:p>
          </table:table-cell>
          <table:table-cell office:value-type="float" office:value="0.09805803">
            <text:p>0,09805803</text:p>
          </table:table-cell>
          <table:table-cell office:value-type="float" office:value="0.9798931">
            <text:p>0,9798931</text:p>
          </table:table-cell>
          <table:table-cell office:value-type="float" office:value="0.1409035">
            <text:p>0,1409035</text:p>
          </table:table-cell>
          <table:table-cell table:number-columns-repeated="3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.437948">
            <text:p>1,437948</text:p>
          </table:table-cell>
          <table:table-cell office:value-type="float" office:value="0.09798387">
            <text:p>0,09798387</text:p>
          </table:table-cell>
          <table:table-cell office:value-type="float" office:value="0.9792156">
            <text:p>0,9792156</text:p>
          </table:table-cell>
          <table:table-cell office:value-type="float" office:value="0.1408957">
            <text:p>0,1408957</text:p>
          </table:table-cell>
          <table:table-cell table:number-columns-repeated="3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1.438867">
            <text:p>1,438867</text:p>
          </table:table-cell>
          <table:table-cell office:value-type="float" office:value="0.09791586">
            <text:p>0,09791586</text:p>
          </table:table-cell>
          <table:table-cell office:value-type="float" office:value="0.9785978">
            <text:p>0,9785978</text:p>
          </table:table-cell>
          <table:table-cell office:value-type="float" office:value="0.1408879">
            <text:p>0,1408879</text:p>
          </table:table-cell>
          <table:table-cell table:number-columns-repeated="3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1.439703">
            <text:p>1,439703</text:p>
          </table:table-cell>
          <table:table-cell office:value-type="float" office:value="0.09785367">
            <text:p>0,09785367</text:p>
          </table:table-cell>
          <table:table-cell office:value-type="float" office:value="0.9780373">
            <text:p>0,9780373</text:p>
          </table:table-cell>
          <table:table-cell office:value-type="float" office:value="0.1408803">
            <text:p>0,1408803</text:p>
          </table:table-cell>
          <table:table-cell table:number-columns-repeated="3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1.440458">
            <text:p>1,440458</text:p>
          </table:table-cell>
          <table:table-cell office:value-type="float" office:value="0.09779734">
            <text:p>0,09779734</text:p>
          </table:table-cell>
          <table:table-cell office:value-type="float" office:value="0.9775316">
            <text:p>0,9775316</text:p>
          </table:table-cell>
          <table:table-cell office:value-type="float" office:value="0.140873">
            <text:p>0,140873</text:p>
          </table:table-cell>
          <table:table-cell table:number-columns-repeated="3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1.441134">
            <text:p>1,441134</text:p>
          </table:table-cell>
          <table:table-cell office:value-type="float" office:value="0.09774645">
            <text:p>0,09774645</text:p>
          </table:table-cell>
          <table:table-cell office:value-type="float" office:value="0.9770786">
            <text:p>0,9770786</text:p>
          </table:table-cell>
          <table:table-cell office:value-type="float" office:value="0.1408658">
            <text:p>0,1408658</text:p>
          </table:table-cell>
          <table:table-cell table:number-columns-repeated="3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441734">
            <text:p>1,441734</text:p>
          </table:table-cell>
          <table:table-cell office:value-type="float" office:value="0.09770074">
            <text:p>0,09770074</text:p>
          </table:table-cell>
          <table:table-cell office:value-type="float" office:value="0.9766778">
            <text:p>0,9766778</text:p>
          </table:table-cell>
          <table:table-cell office:value-type="float" office:value="0.1408585">
            <text:p>0,1408585</text:p>
          </table:table-cell>
          <table:table-cell table:number-columns-repeated="3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1.442258">
            <text:p>1,442258</text:p>
          </table:table-cell>
          <table:table-cell office:value-type="float" office:value="0.09766028">
            <text:p>0,09766028</text:p>
          </table:table-cell>
          <table:table-cell office:value-type="float" office:value="0.9763278">
            <text:p>0,9763278</text:p>
          </table:table-cell>
          <table:table-cell office:value-type="float" office:value="0.1408513">
            <text:p>0,1408513</text:p>
            <draw:frame table:end-cell-address="Лист1.L49" table:end-x="0.745cm" table:end-y="0.327cm" draw:z-index="0" draw:style-name="gr1" draw:text-style-name="P1" svg:width="16.002cm" svg:height="9.006cm" svg:x="0.55cm" svg:y="0.354cm">
              <draw:object draw:notify-on-update-of-ranges="Лист1.A3:Лист1.A53 Лист1.D3:Лист1.D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1.442706">
            <text:p>1,442706</text:p>
          </table:table-cell>
          <table:table-cell office:value-type="float" office:value="0.09762496">
            <text:p>0,09762496</text:p>
          </table:table-cell>
          <table:table-cell office:value-type="float" office:value="0.976029">
            <text:p>0,976029</text:p>
          </table:table-cell>
          <table:table-cell office:value-type="float" office:value="0.1408441">
            <text:p>0,1408441</text:p>
          </table:table-cell>
          <table:table-cell table:number-columns-repeated="3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1.443078">
            <text:p>1,443078</text:p>
          </table:table-cell>
          <table:table-cell office:value-type="float" office:value="0.09759471">
            <text:p>0,09759471</text:p>
          </table:table-cell>
          <table:table-cell office:value-type="float" office:value="0.9757807">
            <text:p>0,9757807</text:p>
          </table:table-cell>
          <table:table-cell office:value-type="float" office:value="0.1408368">
            <text:p>0,1408368</text:p>
          </table:table-cell>
          <table:table-cell table:number-columns-repeated="3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1.443373">
            <text:p>1,443373</text:p>
          </table:table-cell>
          <table:table-cell office:value-type="float" office:value="0.09756961">
            <text:p>0,09756961</text:p>
          </table:table-cell>
          <table:table-cell office:value-type="float" office:value="0.9755843">
            <text:p>0,9755843</text:p>
          </table:table-cell>
          <table:table-cell office:value-type="float" office:value="0.1408294">
            <text:p>0,1408294</text:p>
          </table:table-cell>
          <table:table-cell table:number-columns-repeated="3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.443591">
            <text:p>1,443591</text:p>
          </table:table-cell>
          <table:table-cell office:value-type="float" office:value="0.0975497">
            <text:p>0,0975497</text:p>
          </table:table-cell>
          <table:table-cell office:value-type="float" office:value="0.9754395">
            <text:p>0,9754395</text:p>
          </table:table-cell>
          <table:table-cell office:value-type="float" office:value="0.1408218">
            <text:p>0,1408218</text:p>
          </table:table-cell>
          <table:table-cell table:number-columns-repeated="3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1.443727">
            <text:p>1,443727</text:p>
          </table:table-cell>
          <table:table-cell office:value-type="float" office:value="0.09753525">
            <text:p>0,09753525</text:p>
          </table:table-cell>
          <table:table-cell office:value-type="float" office:value="0.9753493">
            <text:p>0,9753493</text:p>
          </table:table-cell>
          <table:table-cell office:value-type="float" office:value="0.1408143">
            <text:p>0,1408143</text:p>
          </table:table-cell>
          <table:table-cell table:number-columns-repeated="3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1.443779">
            <text:p>1,443779</text:p>
          </table:table-cell>
          <table:table-cell office:value-type="float" office:value="0.09752632">
            <text:p>0,09752632</text:p>
          </table:table-cell>
          <table:table-cell office:value-type="float" office:value="0.9753155">
            <text:p>0,9753155</text:p>
          </table:table-cell>
          <table:table-cell office:value-type="float" office:value="0.1408064">
            <text:p>0,1408064</text:p>
          </table:table-cell>
          <table:table-cell table:number-columns-repeated="3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1.443741">
            <text:p>1,443741</text:p>
          </table:table-cell>
          <table:table-cell office:value-type="float" office:value="0.09752326">
            <text:p>0,09752326</text:p>
          </table:table-cell>
          <table:table-cell office:value-type="float" office:value="0.9753411">
            <text:p>0,9753411</text:p>
          </table:table-cell>
          <table:table-cell office:value-type="float" office:value="0.1407984">
            <text:p>0,1407984</text:p>
          </table:table-cell>
          <table:table-cell table:number-columns-repeated="3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1.443612">
            <text:p>1,443612</text:p>
          </table:table-cell>
          <table:table-cell office:value-type="float" office:value="0.09752612">
            <text:p>0,09752612</text:p>
          </table:table-cell>
          <table:table-cell office:value-type="float" office:value="0.9754279">
            <text:p>0,9754279</text:p>
          </table:table-cell>
          <table:table-cell office:value-type="float" office:value="0.1407899">
            <text:p>0,1407899</text:p>
          </table:table-cell>
          <table:table-cell table:number-columns-repeated="3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.443383">
            <text:p>1,443383</text:p>
          </table:table-cell>
          <table:table-cell office:value-type="float" office:value="0.09753551">
            <text:p>0,09753551</text:p>
          </table:table-cell>
          <table:table-cell office:value-type="float" office:value="0.9755812">
            <text:p>0,9755812</text:p>
          </table:table-cell>
          <table:table-cell office:value-type="float" office:value="0.1407811">
            <text:p>0,1407811</text:p>
          </table:table-cell>
          <table:table-cell table:number-columns-repeated="3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1.443046">
            <text:p>1,443046</text:p>
          </table:table-cell>
          <table:table-cell office:value-type="float" office:value="0.09755209">
            <text:p>0,09755209</text:p>
          </table:table-cell>
          <table:table-cell office:value-type="float" office:value="0.9758071">
            <text:p>0,9758071</text:p>
          </table:table-cell>
          <table:table-cell office:value-type="float" office:value="0.1407722">
            <text:p>0,1407722</text:p>
          </table:table-cell>
          <table:table-cell table:number-columns-repeated="3"/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1.442593">
            <text:p>1,442593</text:p>
          </table:table-cell>
          <table:table-cell office:value-type="float" office:value="0.09757592">
            <text:p>0,09757592</text:p>
          </table:table-cell>
          <table:table-cell office:value-type="float" office:value="0.9761107">
            <text:p>0,9761107</text:p>
          </table:table-cell>
          <table:table-cell office:value-type="float" office:value="0.1407624">
            <text:p>0,1407624</text:p>
          </table:table-cell>
          <table:table-cell table:number-columns-repeated="3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1.442014">
            <text:p>1,442014</text:p>
          </table:table-cell>
          <table:table-cell office:value-type="float" office:value="0.09760802">
            <text:p>0,09760802</text:p>
          </table:table-cell>
          <table:table-cell office:value-type="float" office:value="0.9764991">
            <text:p>0,9764991</text:p>
          </table:table-cell>
          <table:table-cell office:value-type="float" office:value="0.1407521">
            <text:p>0,1407521</text:p>
          </table:table-cell>
          <table:table-cell table:number-columns-repeated="3"/>
        </table:table-row>
        <table:table-row table:style-name="ro1">
          <table:table-cell office:value-type="float" office:value="0.78">
            <text:p>0,78</text:p>
          </table:table-cell>
          <table:table-cell office:value-type="float" office:value="1.441296">
            <text:p>1,441296</text:p>
          </table:table-cell>
          <table:table-cell office:value-type="float" office:value="0.09764913">
            <text:p>0,09764913</text:p>
          </table:table-cell>
          <table:table-cell office:value-type="float" office:value="0.9769806">
            <text:p>0,9769806</text:p>
          </table:table-cell>
          <table:table-cell office:value-type="float" office:value="0.1407413">
            <text:p>0,1407413</text:p>
          </table:table-cell>
          <table:table-cell table:number-columns-repeated="3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.440424">
            <text:p>1,440424</text:p>
          </table:table-cell>
          <table:table-cell office:value-type="float" office:value="0.09770012">
            <text:p>0,09770012</text:p>
          </table:table-cell>
          <table:table-cell office:value-type="float" office:value="0.9775659">
            <text:p>0,9775659</text:p>
          </table:table-cell>
          <table:table-cell office:value-type="float" office:value="0.1407296">
            <text:p>0,1407296</text:p>
          </table:table-cell>
          <table:table-cell table:number-columns-repeated="3"/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1.439381">
            <text:p>1,439381</text:p>
          </table:table-cell>
          <table:table-cell office:value-type="float" office:value="0.09776215">
            <text:p>0,09776215</text:p>
          </table:table-cell>
          <table:table-cell office:value-type="float" office:value="0.9782668">
            <text:p>0,9782668</text:p>
          </table:table-cell>
          <table:table-cell office:value-type="float" office:value="0.140717">
            <text:p>0,140717</text:p>
          </table:table-cell>
          <table:table-cell table:number-columns-repeated="3"/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1.438146">
            <text:p>1,438146</text:p>
          </table:table-cell>
          <table:table-cell office:value-type="float" office:value="0.09783643">
            <text:p>0,09783643</text:p>
          </table:table-cell>
          <table:table-cell office:value-type="float" office:value="0.9790978">
            <text:p>0,9790978</text:p>
          </table:table-cell>
          <table:table-cell office:value-type="float" office:value="0.1407031">
            <text:p>0,1407031</text:p>
          </table:table-cell>
          <table:table-cell table:number-columns-repeated="3"/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1.436696">
            <text:p>1,436696</text:p>
          </table:table-cell>
          <table:table-cell office:value-type="float" office:value="0.09792487">
            <text:p>0,09792487</text:p>
          </table:table-cell>
          <table:table-cell office:value-type="float" office:value="0.9800751">
            <text:p>0,9800751</text:p>
          </table:table-cell>
          <table:table-cell office:value-type="float" office:value="0.1406883">
            <text:p>0,1406883</text:p>
          </table:table-cell>
          <table:table-cell table:number-columns-repeated="3"/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1.435004">
            <text:p>1,435004</text:p>
          </table:table-cell>
          <table:table-cell office:value-type="float" office:value="0.09802904">
            <text:p>0,09802904</text:p>
          </table:table-cell>
          <table:table-cell office:value-type="float" office:value="0.9812185">
            <text:p>0,9812185</text:p>
          </table:table-cell>
          <table:table-cell office:value-type="float" office:value="0.140672">
            <text:p>0,140672</text:p>
          </table:table-cell>
          <table:table-cell table:number-columns-repeated="3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.433036">
            <text:p>1,433036</text:p>
          </table:table-cell>
          <table:table-cell office:value-type="float" office:value="0.09815103">
            <text:p>0,09815103</text:p>
          </table:table-cell>
          <table:table-cell office:value-type="float" office:value="0.982551">
            <text:p>0,982551</text:p>
          </table:table-cell>
          <table:table-cell office:value-type="float" office:value="0.140654">
            <text:p>0,140654</text:p>
          </table:table-cell>
          <table:table-cell table:number-columns-repeated="3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1.430756">
            <text:p>1,430756</text:p>
          </table:table-cell>
          <table:table-cell office:value-type="float" office:value="0.09829338">
            <text:p>0,09829338</text:p>
          </table:table-cell>
          <table:table-cell office:value-type="float" office:value="0.9840998">
            <text:p>0,9840998</text:p>
          </table:table-cell>
          <table:table-cell office:value-type="float" office:value="0.1406338">
            <text:p>0,1406338</text:p>
          </table:table-cell>
          <table:table-cell table:number-columns-repeated="3"/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1.428117">
            <text:p>1,428117</text:p>
          </table:table-cell>
          <table:table-cell office:value-type="float" office:value="0.0984593">
            <text:p>0,0984593</text:p>
          </table:table-cell>
          <table:table-cell office:value-type="float" office:value="0.9858981">
            <text:p>0,9858981</text:p>
          </table:table-cell>
          <table:table-cell office:value-type="float" office:value="0.1406114">
            <text:p>0,1406114</text:p>
          </table:table-cell>
          <table:table-cell table:number-columns-repeated="3"/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1.425067">
            <text:p>1,425067</text:p>
          </table:table-cell>
          <table:table-cell office:value-type="float" office:value="0.09865244">
            <text:p>0,09865244</text:p>
          </table:table-cell>
          <table:table-cell office:value-type="float" office:value="0.9879844">
            <text:p>0,9879844</text:p>
          </table:table-cell>
          <table:table-cell office:value-type="float" office:value="0.1405863">
            <text:p>0,1405863</text:p>
          </table:table-cell>
          <table:table-cell table:number-columns-repeated="3"/>
        </table:table-row>
        <table:table-row table:style-name="ro1">
          <table:table-cell office:value-type="float" office:value="0.98">
            <text:p>0,98</text:p>
          </table:table-cell>
          <table:table-cell office:value-type="float" office:value="1.421545">
            <text:p>1,421545</text:p>
          </table:table-cell>
          <table:table-cell office:value-type="float" office:value="0.09887697">
            <text:p>0,09887697</text:p>
          </table:table-cell>
          <table:table-cell office:value-type="float" office:value="0.9904045">
            <text:p>0,9904045</text:p>
          </table:table-cell>
          <table:table-cell office:value-type="float" office:value="0.1405581">
            <text:p>0,140558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1748">
            <text:p>1,41748</text:p>
          </table:table-cell>
          <table:table-cell office:value-type="float" office:value="0.09913795">
            <text:p>0,09913795</text:p>
          </table:table-cell>
          <table:table-cell office:value-type="float" office:value="0.9932129">
            <text:p>0,9932129</text:p>
          </table:table-cell>
          <table:table-cell office:value-type="float" office:value="0.1405261">
            <text:p>0,1405261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float" office:value="11.15014">
            <text:p>11,15014</text:p>
          </table:table-cell>
          <table:table-cell table:number-columns-repeated="7"/>
        </table:table-row>
        <table:table-row table:style-name="ro1">
          <table:table-cell table:style-name="ce1" office:value-type="float" office:value="-22.99637">
            <text:p>-22,99637</text:p>
          </table:table-cell>
          <table:table-cell table:number-columns-repeated="7"/>
        </table:table-row>
        <table:table-row table:style-name="ro1">
          <table:table-cell table:style-name="ce1" office:value-type="float" office:value="11.40334">
            <text:p>11,40334</text:p>
          </table:table-cell>
          <table:table-cell table:number-columns-repeated="7"/>
        </table:table-row>
        <table:table-row table:style-name="ro1">
          <table:table-cell table:style-name="ce1" office:value-type="float" office:value="0.4736937">
            <text:p>0,4736937</text:p>
          </table:table-cell>
          <table:table-cell table:number-columns-repeated="7"/>
        </table:table-row>
        <table:table-row table:style-name="ro1">
          <table:table-cell table:style-name="ce1" office:value-type="float" office:value="0.2252955">
            <text:p>0,2252955</text:p>
          </table:table-cell>
          <table:table-cell table:number-columns-repeated="7"/>
        </table:table-row>
        <table:table-row table:style-name="ro1">
          <table:table-cell table:style-name="ce1" office:value-type="float" office:value="0.0568379">
            <text:p>0,0568379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formula="of:=SUM([.A58:.A63])" office:value-type="float" office:value="0.312937100000001">
            <text:p>0,3129371</text:p>
          </table:table-cell>
          <table:table-cell table:number-columns-repeated="7"/>
        </table:table-row>
        <table:table-row table:style-name="ro1" table:number-rows-repeated="27">
          <table:table-cell table:number-columns-repeated="8"/>
        </table:table-row>
        <table:table-row table:style-name="ro1" table:number-rows-repeated="61">
          <table:table-cell table:style-name="ce2"/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30.09.2016</text:date>, <text:time>16:09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4:38:12.82</meta:creation-date>
    <dc:date>2016-09-30T16:09:38.59</dc:date>
    <meta:editing-duration>PT1H31M25S</meta:editing-duration>
    <meta:editing-cycles>3</meta:editing-cycles>
    <meta:generator>OpenOffice/4.1.0$Win32 OpenOffice.org_project/410m18$Build-9764</meta:generator>
    <meta:document-statistic meta:table-count="3" meta:cell-count="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608cm" svg:y="4.191cm" style:legend-expansion="high" chart:style-name="ch2"/>
        <chart:plot-area chart:style-name="ch3" table:cell-range-address="Лист1.A3:Лист1.A53 Лист1.D3:Лист1.D53" svg:x="0.77cm" svg:y="0.855cm" svg:width="12.198cm" svg:height="7.552cm">
          <chartooo:coordinate-region svg:x="1.682cm" svg:y="1.067cm" svg:width="11.046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3:Лист1.D53" chart:class="chart:scatter">
            <chart:domain table:cell-range-address="Лист1.A3:Лист1.A53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3:Лист1.A53</svg:desc>
                </draw:g>
              </table:table-cell>
              <table:table-cell office:value-type="float" office:value="1.017343">
                <text:p>1.017343</text:p>
                <draw:g>
                  <svg:desc>Лист1.D3:Лист1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012915">
                <text:p>1.012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009008">
                <text:p>1.009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005548">
                <text:p>1.005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002469">
                <text:p>1.002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997213">
                <text:p>0.9997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972584">
                <text:p>0.9972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950436">
                <text:p>0.9950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930437">
                <text:p>0.9930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912336">
                <text:p>0.9912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895911">
                <text:p>0.9895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8095">
                <text:p>0.988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867296">
                <text:p>0.9867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854807">
                <text:p>0.9854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43374">
                <text:p>0.9843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832888">
                <text:p>0.9832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823272">
                <text:p>0.9823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814441">
                <text:p>0.9814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806348">
                <text:p>0.9806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798931">
                <text:p>0.97989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792156">
                <text:p>0.9792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785978">
                <text:p>0.9785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780373">
                <text:p>0.9780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9775316">
                <text:p>0.9775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9770786">
                <text:p>0.9770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9766778">
                <text:p>0.9766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763278">
                <text:p>0.9763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76029">
                <text:p>0.976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9757807">
                <text:p>0.9757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9755843">
                <text:p>0.9755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754395">
                <text:p>0.9754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753493">
                <text:p>0.97534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753155">
                <text:p>0.9753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753411">
                <text:p>0.9753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754279">
                <text:p>0.97542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755812">
                <text:p>0.9755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758071">
                <text:p>0.9758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761107">
                <text:p>0.9761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764991">
                <text:p>0.9764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769806">
                <text:p>0.9769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775659">
                <text:p>0.9775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782668">
                <text:p>0.97826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790978">
                <text:p>0.9790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800751">
                <text:p>0.98007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812185">
                <text:p>0.9812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82551">
                <text:p>0.9825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9840998">
                <text:p>0.9840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858981">
                <text:p>0.9858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879844">
                <text:p>0.9879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04045">
                <text:p>0.9904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9932129">
                <text:p>0.9932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